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26.167cm" svg:height="12.475cm" svg:x="19.452cm" svg:y="0cm">
            <draw:object draw:notify-on-update-of-ranges="Arkusz1.A1:Arkusz1.A1 Arkusz1.A2:Arkusz1.A19 Arkusz1.B1:Arkusz1.B1 Arkusz1.B2:Arkusz1.B19 Arkusz1.A1:Arkusz1.A1 Arkusz1.A2:Arkusz1.A19 Arkusz1.C1:Arkusz1.C1 Arkusz1.C2:Arkusz1.C19 Arkusz1.A1:Arkusz1.A1 Arkusz1.A2:Arkusz1.A19 Arkusz1.D1:Arkusz1.D1 Arkusz1.D2:Arkusz1.D19 Arkusz1.A1:Arkusz1.A1 Arkusz1.A2:Arkusz1.A19 Arkusz1.E1:Arkusz1.E1 Arkusz1.E2:Arkusz1.E19 Arkusz1.A1:Arkusz1.A1 Arkusz1.A2:Arkusz1.A19 Arkusz1.F1:Arkusz1.F1 Arkusz1.F2:Arkusz1.F19 Arkusz1.A1:Arkusz1.A1 Arkusz1.A2:Arkusz1.A19 Arkusz1.G1:Arkusz1.G1 Arkusz1.G2:Arkusz1.G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5GeV</text:p>
          </table:table-cell>
          <table:table-cell office:value-type="string" calcext:value-type="string">
            <text:p>10GeV</text:p>
          </table:table-cell>
          <table:table-cell office:value-type="string" calcext:value-type="string">
            <text:p>5GeV</text:p>
          </table:table-cell>
          <table:table-cell office:value-type="string" calcext:value-type="string">
            <text:p>3GeV </text:p>
          </table:table-cell>
          <table:table-cell office:value-type="string" calcext:value-type="string">
            <text:p>1GeV </text:p>
          </table:table-cell>
          <table:table-cell office:value-type="string" calcext:value-type="string">
            <text:p>0,1Ge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72" calcext:value-type="float">
            <text:p>154472</text:p>
          </table:table-cell>
          <table:table-cell office:value-type="float" office:value="139239" calcext:value-type="float">
            <text:p>139239</text:p>
          </table:table-cell>
          <table:table-cell office:value-type="float" office:value="115424" calcext:value-type="float">
            <text:p>115424</text:p>
          </table:table-cell>
          <table:table-cell office:value-type="float" office:value="94496" calcext:value-type="float">
            <text:p>94496</text:p>
          </table:table-cell>
          <table:table-cell office:value-type="float" office:value="53095" calcext:value-type="float">
            <text:p>53095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8490" calcext:value-type="float">
            <text:p>338490</text:p>
          </table:table-cell>
          <table:table-cell office:value-type="float" office:value="290412" calcext:value-type="float">
            <text:p>290412</text:p>
          </table:table-cell>
          <table:table-cell office:value-type="float" office:value="220355" calcext:value-type="float">
            <text:p>220355</text:p>
          </table:table-cell>
          <table:table-cell office:value-type="float" office:value="172902" calcext:value-type="float">
            <text:p>172902</text:p>
          </table:table-cell>
          <table:table-cell office:value-type="float" office:value="92472" calcext:value-type="float">
            <text:p>92472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9314" calcext:value-type="float">
            <text:p>519314</text:p>
          </table:table-cell>
          <table:table-cell office:value-type="float" office:value="426887" calcext:value-type="float">
            <text:p>426887</text:p>
          </table:table-cell>
          <table:table-cell office:value-type="float" office:value="311998" calcext:value-type="float">
            <text:p>311998</text:p>
          </table:table-cell>
          <table:table-cell office:value-type="float" office:value="234756" calcext:value-type="float">
            <text:p>234756</text:p>
          </table:table-cell>
          <table:table-cell office:value-type="float" office:value="123494" calcext:value-type="float">
            <text:p>123494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3348" calcext:value-type="float">
            <text:p>663348</text:p>
          </table:table-cell>
          <table:table-cell office:value-type="float" office:value="543311" calcext:value-type="float">
            <text:p>543311</text:p>
          </table:table-cell>
          <table:table-cell office:value-type="float" office:value="385151" calcext:value-type="float">
            <text:p>385151</text:p>
          </table:table-cell>
          <table:table-cell office:value-type="float" office:value="285504" calcext:value-type="float">
            <text:p>285504</text:p>
          </table:table-cell>
          <table:table-cell office:value-type="float" office:value="143930" calcext:value-type="float">
            <text:p>143930</text:p>
          </table:table-cell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96654" calcext:value-type="float">
            <text:p>796654</text:p>
          </table:table-cell>
          <table:table-cell office:value-type="float" office:value="635183" calcext:value-type="float">
            <text:p>635183</text:p>
          </table:table-cell>
          <table:table-cell office:value-type="float" office:value="436089" calcext:value-type="float">
            <text:p>436089</text:p>
          </table:table-cell>
          <table:table-cell office:value-type="float" office:value="321036" calcext:value-type="float">
            <text:p>321036</text:p>
          </table:table-cell>
          <table:table-cell office:value-type="float" office:value="155979" calcext:value-type="float">
            <text:p>155979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8597" calcext:value-type="float">
            <text:p>898597</text:p>
          </table:table-cell>
          <table:table-cell office:value-type="float" office:value="705991" calcext:value-type="float">
            <text:p>705991</text:p>
          </table:table-cell>
          <table:table-cell office:value-type="float" office:value="476258" calcext:value-type="float">
            <text:p>476258</text:p>
          </table:table-cell>
          <table:table-cell office:value-type="float" office:value="346494" calcext:value-type="float">
            <text:p>346494</text:p>
          </table:table-cell>
          <table:table-cell office:value-type="float" office:value="165878" calcext:value-type="float">
            <text:p>165878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4865" calcext:value-type="float">
            <text:p>974865</text:p>
          </table:table-cell>
          <table:table-cell office:value-type="float" office:value="765302" calcext:value-type="float">
            <text:p>765302</text:p>
          </table:table-cell>
          <table:table-cell office:value-type="float" office:value="509337" calcext:value-type="float">
            <text:p>509337</text:p>
          </table:table-cell>
          <table:table-cell office:value-type="float" office:value="366171" calcext:value-type="float">
            <text:p>366171</text:p>
          </table:table-cell>
          <table:table-cell office:value-type="float" office:value="169948" calcext:value-type="float">
            <text:p>169948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4541" calcext:value-type="float">
            <text:p>1034541</text:p>
          </table:table-cell>
          <table:table-cell office:value-type="float" office:value="809680" calcext:value-type="float">
            <text:p>809680</text:p>
          </table:table-cell>
          <table:table-cell office:value-type="float" office:value="531510" calcext:value-type="float">
            <text:p>531510</text:p>
          </table:table-cell>
          <table:table-cell office:value-type="float" office:value="376336" calcext:value-type="float">
            <text:p>376336</text:p>
          </table:table-cell>
          <table:table-cell office:value-type="float" office:value="172520" calcext:value-type="float">
            <text:p>172520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93799" calcext:value-type="float">
            <text:p>1093799</text:p>
          </table:table-cell>
          <table:table-cell office:value-type="float" office:value="836167" calcext:value-type="float">
            <text:p>836167</text:p>
          </table:table-cell>
          <table:table-cell office:value-type="float" office:value="550750" calcext:value-type="float">
            <text:p>550750</text:p>
          </table:table-cell>
          <table:table-cell office:value-type="float" office:value="386961" calcext:value-type="float">
            <text:p>386961</text:p>
          </table:table-cell>
          <table:table-cell office:value-type="float" office:value="172208" calcext:value-type="float">
            <text:p>172208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20431" calcext:value-type="float">
            <text:p>1120431</text:p>
          </table:table-cell>
          <table:table-cell office:value-type="float" office:value="871667" calcext:value-type="float">
            <text:p>871667</text:p>
          </table:table-cell>
          <table:table-cell office:value-type="float" office:value="562690" calcext:value-type="float">
            <text:p>562690</text:p>
          </table:table-cell>
          <table:table-cell office:value-type="float" office:value="392408" calcext:value-type="float">
            <text:p>392408</text:p>
          </table:table-cell>
          <table:table-cell office:value-type="float" office:value="170800" calcext:value-type="float">
            <text:p>170800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5963" calcext:value-type="float">
            <text:p>1145963</text:p>
          </table:table-cell>
          <table:table-cell office:value-type="float" office:value="886778" calcext:value-type="float">
            <text:p>886778</text:p>
          </table:table-cell>
          <table:table-cell office:value-type="float" office:value="571475" calcext:value-type="float">
            <text:p>571475</text:p>
          </table:table-cell>
          <table:table-cell office:value-type="float" office:value="399859" calcext:value-type="float">
            <text:p>399859</text:p>
          </table:table-cell>
          <table:table-cell office:value-type="float" office:value="173008" calcext:value-type="float">
            <text:p>173008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70723" calcext:value-type="float">
            <text:p>1170723</text:p>
          </table:table-cell>
          <table:table-cell office:value-type="float" office:value="903838" calcext:value-type="float">
            <text:p>903838</text:p>
          </table:table-cell>
          <table:table-cell office:value-type="float" office:value="577256" calcext:value-type="float">
            <text:p>577256</text:p>
          </table:table-cell>
          <table:table-cell office:value-type="float" office:value="396795" calcext:value-type="float">
            <text:p>396795</text:p>
          </table:table-cell>
          <table:table-cell office:value-type="float" office:value="172898" calcext:value-type="float">
            <text:p>172898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93617" calcext:value-type="float">
            <text:p>1193617</text:p>
          </table:table-cell>
          <table:table-cell office:value-type="float" office:value="905952" calcext:value-type="float">
            <text:p>905952</text:p>
          </table:table-cell>
          <table:table-cell office:value-type="float" office:value="578382" calcext:value-type="float">
            <text:p>578382</text:p>
          </table:table-cell>
          <table:table-cell office:value-type="float" office:value="399158" calcext:value-type="float">
            <text:p>399158</text:p>
          </table:table-cell>
          <table:table-cell office:value-type="float" office:value="172637" calcext:value-type="float">
            <text:p>172637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02908" calcext:value-type="float">
            <text:p>1202908</text:p>
          </table:table-cell>
          <table:table-cell office:value-type="float" office:value="916103" calcext:value-type="float">
            <text:p>916103</text:p>
          </table:table-cell>
          <table:table-cell office:value-type="float" office:value="579106" calcext:value-type="float">
            <text:p>579106</text:p>
          </table:table-cell>
          <table:table-cell office:value-type="float" office:value="400577" calcext:value-type="float">
            <text:p>400577</text:p>
          </table:table-cell>
          <table:table-cell office:value-type="float" office:value="172406" calcext:value-type="float">
            <text:p>172406</text:p>
          </table:table-cell>
          <table:table-cell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5688" calcext:value-type="float">
            <text:p>1205688</text:p>
          </table:table-cell>
          <table:table-cell office:value-type="float" office:value="921952" calcext:value-type="float">
            <text:p>921952</text:p>
          </table:table-cell>
          <table:table-cell office:value-type="float" office:value="581920" calcext:value-type="float">
            <text:p>581920</text:p>
          </table:table-cell>
          <table:table-cell office:value-type="float" office:value="396439" calcext:value-type="float">
            <text:p>396439</text:p>
          </table:table-cell>
          <table:table-cell office:value-type="float" office:value="173284" calcext:value-type="float">
            <text:p>173284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19206" calcext:value-type="float">
            <text:p>1219206</text:p>
          </table:table-cell>
          <table:table-cell office:value-type="float" office:value="925060" calcext:value-type="float">
            <text:p>925060</text:p>
          </table:table-cell>
          <table:table-cell office:value-type="float" office:value="587904" calcext:value-type="float">
            <text:p>587904</text:p>
          </table:table-cell>
          <table:table-cell office:value-type="float" office:value="400002" calcext:value-type="float">
            <text:p>400002</text:p>
          </table:table-cell>
          <table:table-cell office:value-type="float" office:value="172290" calcext:value-type="float">
            <text:p>17229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18424" calcext:value-type="float">
            <text:p>1218424</text:p>
          </table:table-cell>
          <table:table-cell office:value-type="float" office:value="929113" calcext:value-type="float">
            <text:p>929113</text:p>
          </table:table-cell>
          <table:table-cell office:value-type="float" office:value="585602" calcext:value-type="float">
            <text:p>585602</text:p>
          </table:table-cell>
          <table:table-cell office:value-type="float" office:value="400484" calcext:value-type="float">
            <text:p>400484</text:p>
          </table:table-cell>
          <table:table-cell office:value-type="float" office:value="169133" calcext:value-type="float">
            <text:p>169133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13598" calcext:value-type="float">
            <text:p>1213598</text:p>
          </table:table-cell>
          <table:table-cell office:value-type="float" office:value="918523" calcext:value-type="float">
            <text:p>918523</text:p>
          </table:table-cell>
          <table:table-cell office:value-type="float" office:value="580141" calcext:value-type="float">
            <text:p>580141</text:p>
          </table:table-cell>
          <table:table-cell office:value-type="float" office:value="398043" calcext:value-type="float">
            <text:p>398043</text:p>
          </table:table-cell>
          <table:table-cell office:value-type="float" office:value="167363" calcext:value-type="float">
            <text:p>167363</text:p>
          </table:table-cell>
          <table:table-cell office:value-type="float" office:value="3302" calcext:value-type="float">
            <text:p>33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6:09:04.172459805</meta:creation-date>
    <dc:date>2024-03-15T19:37:28.621079457</dc:date>
    <meta:editing-duration>PT3H28M20S</meta:editing-duration>
    <meta:editing-cycles>11</meta:editing-cycles>
    <meta:generator>LibreOffice/7.3.7.2$Linux_X86_64 LibreOffice_project/30$Build-2</meta:generator>
    <meta:document-statistic meta:table-count="1" meta:cell-count="13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5" chart:maximum="90" chart:interval-major="5" chart:interval-minor-divisor="2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down" chart:symbol-width="0.25cm" chart:symbol-height="0.25cm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168cm" svg:height="12.476cm" xlink:href=".." xlink:type="simple" chart:class="chart:scatter" chart:style-name="ch1">
        <chart:title svg:x="8.49cm" svg:y="0.385cm" chart:style-name="ch2">
          <text:p>Zależnośc liczby neutronów od długości pręta</text:p>
        </chart:title>
        <chart:subtitle svg:x="10.99cm" svg:y="1.413cm" chart:style-name="ch3">
          <text:p>Pb 100% 10 000 sampli</text:p>
        </chart:subtitle>
        <chart:legend chart:legend-position="end" svg:x="23.66cm" svg:y="4.694cm" style:legend-expansion="high" chart:style-name="ch4"/>
        <chart:plot-area chart:style-name="ch5" table:cell-range-address="Arkusz1.A1:Arkusz1.G19" chart:data-source-has-labels="row" svg:x="1.534cm" svg:y="2.345cm" svg:width="21.603cm" svg:height="8.901cm">
          <chart:coordinate-region svg:x="3.081cm" svg:y="2.544cm" svg:width="19.869cm" svg:height="8.055cm"/>
          <chart:axis chart:dimension="x" chart:name="primary-x" chart:style-name="ch6">
            <chart:title svg:x="11.868cm" svg:y="11.495cm" chart:style-name="ch7">
              <text:p>L(cm)</text:p>
            </chart:title>
            <chart:grid chart:style-name="ch8" chart:class="major"/>
          </chart:axis>
          <chart:axis chart:dimension="y" chart:name="primary-y" chart:style-name="ch9">
            <chart:title svg:x="0.451cm" svg:y="6.945cm" chart:style-name="ch10">
              <text:p>n</text:p>
            </chart:title>
            <chart:grid chart:style-name="ch8" chart:class="major"/>
          </chart:axis>
          <chart:series chart:style-name="ch11" chart:values-cell-range-address="Arkusz1.B2:Arkusz1.B19" chart:label-cell-address="Arkusz1.B1:Arkusz1.B1" chart:class="chart:scatter">
            <chart:domain table:cell-range-address="Arkusz1.A2:Arkusz1.A19"/>
            <chart:data-point chart:repeated="18"/>
          </chart:series>
          <chart:series chart:style-name="ch12" chart:values-cell-range-address="Arkusz1.C2:Arkusz1.C19" chart:label-cell-address="Arkusz1.C1:Arkusz1.C1" chart:class="chart:scatter">
            <chart:data-point chart:repeated="18"/>
          </chart:series>
          <chart:series chart:style-name="ch13" chart:values-cell-range-address="Arkusz1.D2:Arkusz1.D19" chart:label-cell-address="Arkusz1.D1:Arkusz1.D1" chart:class="chart:scatter">
            <chart:data-point chart:repeated="6"/>
            <chart:data-point chart:style-name="ch14"/>
            <chart:data-point chart:repeated="11"/>
          </chart:series>
          <chart:series chart:style-name="ch15" chart:values-cell-range-address="Arkusz1.E2:Arkusz1.E19" chart:label-cell-address="Arkusz1.E1:Arkusz1.E1" chart:class="chart:scatter">
            <chart:data-point chart:repeated="18"/>
          </chart:series>
          <chart:series chart:style-name="ch16" chart:values-cell-range-address="Arkusz1.F2:Arkusz1.F19" chart:label-cell-address="Arkusz1.F1:Arkusz1.F1" chart:class="chart:scatter">
            <chart:data-point chart:repeated="18"/>
          </chart:series>
          <chart:series chart:style-name="ch17" chart:values-cell-range-address="Arkusz1.G2:Arkusz1.G19" chart:label-cell-address="Arkusz1.G1:Arkusz1.G1" chart:class="chart:scatter">
            <chart:data-point chart:repeated="1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15GeV</text:p>
                <draw:g>
                  <svg:desc>Arkusz1.B1:Arkusz1.B1</svg:desc>
                </draw:g>
              </table:table-cell>
              <table:table-cell office:value-type="string">
                <text:p>10GeV</text:p>
                <draw:g>
                  <svg:desc>Arkusz1.C1:Arkusz1.C1</svg:desc>
                </draw:g>
              </table:table-cell>
              <table:table-cell office:value-type="string">
                <text:p>5GeV</text:p>
                <draw:g>
                  <svg:desc>Arkusz1.D1:Arkusz1.D1</svg:desc>
                </draw:g>
              </table:table-cell>
              <table:table-cell office:value-type="string">
                <text:p>3GeV </text:p>
                <draw:g>
                  <svg:desc>Arkusz1.E1:Arkusz1.E1</svg:desc>
                </draw:g>
              </table:table-cell>
              <table:table-cell office:value-type="string">
                <text:p>1GeV </text:p>
                <draw:g>
                  <svg:desc>Arkusz1.F1:Arkusz1.F1</svg:desc>
                </draw:g>
              </table:table-cell>
              <table:table-cell office:value-type="string">
                <text:p>0,1GeV</text:p>
                <draw:g>
                  <svg:desc>Arkusz1.G1:Arkusz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2:Arkusz1.A19</svg:desc>
                </draw:g>
              </table:table-cell>
              <table:table-cell office:value-type="float" office:value="154472">
                <text:p>154472</text:p>
                <draw:g>
                  <svg:desc>Arkusz1.B2:Arkusz1.B19</svg:desc>
                </draw:g>
              </table:table-cell>
              <table:table-cell office:value-type="float" office:value="139239">
                <text:p>139239</text:p>
                <draw:g>
                  <svg:desc>Arkusz1.C2:Arkusz1.C19</svg:desc>
                </draw:g>
              </table:table-cell>
              <table:table-cell office:value-type="float" office:value="115424">
                <text:p>115424</text:p>
                <draw:g>
                  <svg:desc>Arkusz1.D2:Arkusz1.D19</svg:desc>
                </draw:g>
              </table:table-cell>
              <table:table-cell office:value-type="float" office:value="94496">
                <text:p>94496</text:p>
                <draw:g>
                  <svg:desc>Arkusz1.E2:Arkusz1.E19</svg:desc>
                </draw:g>
              </table:table-cell>
              <table:table-cell office:value-type="float" office:value="53095">
                <text:p>53095</text:p>
                <draw:g>
                  <svg:desc>Arkusz1.F2:Arkusz1.F19</svg:desc>
                </draw:g>
              </table:table-cell>
              <table:table-cell office:value-type="float" office:value="3733">
                <text:p>3733</text:p>
                <draw:g>
                  <svg:desc>Arkusz1.G2:Arkusz1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38490">
                <text:p>338490</text:p>
              </table:table-cell>
              <table:table-cell office:value-type="float" office:value="290412">
                <text:p>290412</text:p>
              </table:table-cell>
              <table:table-cell office:value-type="float" office:value="220355">
                <text:p>220355</text:p>
              </table:table-cell>
              <table:table-cell office:value-type="float" office:value="172902">
                <text:p>172902</text:p>
              </table:table-cell>
              <table:table-cell office:value-type="float" office:value="92472">
                <text:p>92472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519314">
                <text:p>519314</text:p>
              </table:table-cell>
              <table:table-cell office:value-type="float" office:value="426887">
                <text:p>426887</text:p>
              </table:table-cell>
              <table:table-cell office:value-type="float" office:value="311998">
                <text:p>311998</text:p>
              </table:table-cell>
              <table:table-cell office:value-type="float" office:value="234756">
                <text:p>234756</text:p>
              </table:table-cell>
              <table:table-cell office:value-type="float" office:value="123494">
                <text:p>123494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63348">
                <text:p>663348</text:p>
              </table:table-cell>
              <table:table-cell office:value-type="float" office:value="543311">
                <text:p>543311</text:p>
              </table:table-cell>
              <table:table-cell office:value-type="float" office:value="385151">
                <text:p>385151</text:p>
              </table:table-cell>
              <table:table-cell office:value-type="float" office:value="285504">
                <text:p>285504</text:p>
              </table:table-cell>
              <table:table-cell office:value-type="float" office:value="143930">
                <text:p>143930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96654">
                <text:p>796654</text:p>
              </table:table-cell>
              <table:table-cell office:value-type="float" office:value="635183">
                <text:p>635183</text:p>
              </table:table-cell>
              <table:table-cell office:value-type="float" office:value="436089">
                <text:p>436089</text:p>
              </table:table-cell>
              <table:table-cell office:value-type="float" office:value="321036">
                <text:p>321036</text:p>
              </table:table-cell>
              <table:table-cell office:value-type="float" office:value="155979">
                <text:p>155979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898597">
                <text:p>898597</text:p>
              </table:table-cell>
              <table:table-cell office:value-type="float" office:value="705991">
                <text:p>705991</text:p>
              </table:table-cell>
              <table:table-cell office:value-type="float" office:value="476258">
                <text:p>476258</text:p>
              </table:table-cell>
              <table:table-cell office:value-type="float" office:value="346494">
                <text:p>346494</text:p>
              </table:table-cell>
              <table:table-cell office:value-type="float" office:value="165878">
                <text:p>165878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74865">
                <text:p>974865</text:p>
              </table:table-cell>
              <table:table-cell office:value-type="float" office:value="765302">
                <text:p>765302</text:p>
              </table:table-cell>
              <table:table-cell office:value-type="float" office:value="509337">
                <text:p>509337</text:p>
              </table:table-cell>
              <table:table-cell office:value-type="float" office:value="366171">
                <text:p>366171</text:p>
              </table:table-cell>
              <table:table-cell office:value-type="float" office:value="169948">
                <text:p>169948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034541">
                <text:p>1034541</text:p>
              </table:table-cell>
              <table:table-cell office:value-type="float" office:value="809680">
                <text:p>809680</text:p>
              </table:table-cell>
              <table:table-cell office:value-type="float" office:value="531510">
                <text:p>531510</text:p>
              </table:table-cell>
              <table:table-cell office:value-type="float" office:value="376336">
                <text:p>376336</text:p>
              </table:table-cell>
              <table:table-cell office:value-type="float" office:value="172520">
                <text:p>172520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093799">
                <text:p>1093799</text:p>
              </table:table-cell>
              <table:table-cell office:value-type="float" office:value="836167">
                <text:p>836167</text:p>
              </table:table-cell>
              <table:table-cell office:value-type="float" office:value="550750">
                <text:p>550750</text:p>
              </table:table-cell>
              <table:table-cell office:value-type="float" office:value="386961">
                <text:p>386961</text:p>
              </table:table-cell>
              <table:table-cell office:value-type="float" office:value="172208">
                <text:p>172208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120431">
                <text:p>1120431</text:p>
              </table:table-cell>
              <table:table-cell office:value-type="float" office:value="871667">
                <text:p>871667</text:p>
              </table:table-cell>
              <table:table-cell office:value-type="float" office:value="562690">
                <text:p>562690</text:p>
              </table:table-cell>
              <table:table-cell office:value-type="float" office:value="392408">
                <text:p>392408</text:p>
              </table:table-cell>
              <table:table-cell office:value-type="float" office:value="170800">
                <text:p>170800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145963">
                <text:p>1145963</text:p>
              </table:table-cell>
              <table:table-cell office:value-type="float" office:value="886778">
                <text:p>886778</text:p>
              </table:table-cell>
              <table:table-cell office:value-type="float" office:value="571475">
                <text:p>571475</text:p>
              </table:table-cell>
              <table:table-cell office:value-type="float" office:value="399859">
                <text:p>399859</text:p>
              </table:table-cell>
              <table:table-cell office:value-type="float" office:value="173008">
                <text:p>173008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170723">
                <text:p>1170723</text:p>
              </table:table-cell>
              <table:table-cell office:value-type="float" office:value="903838">
                <text:p>903838</text:p>
              </table:table-cell>
              <table:table-cell office:value-type="float" office:value="577256">
                <text:p>577256</text:p>
              </table:table-cell>
              <table:table-cell office:value-type="float" office:value="396795">
                <text:p>396795</text:p>
              </table:table-cell>
              <table:table-cell office:value-type="float" office:value="172898">
                <text:p>172898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193617">
                <text:p>1193617</text:p>
              </table:table-cell>
              <table:table-cell office:value-type="float" office:value="905952">
                <text:p>905952</text:p>
              </table:table-cell>
              <table:table-cell office:value-type="float" office:value="578382">
                <text:p>578382</text:p>
              </table:table-cell>
              <table:table-cell office:value-type="float" office:value="399158">
                <text:p>399158</text:p>
              </table:table-cell>
              <table:table-cell office:value-type="float" office:value="172637">
                <text:p>172637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202908">
                <text:p>1202908</text:p>
              </table:table-cell>
              <table:table-cell office:value-type="float" office:value="916103">
                <text:p>916103</text:p>
              </table:table-cell>
              <table:table-cell office:value-type="float" office:value="579106">
                <text:p>579106</text:p>
              </table:table-cell>
              <table:table-cell office:value-type="float" office:value="400577">
                <text:p>400577</text:p>
              </table:table-cell>
              <table:table-cell office:value-type="float" office:value="172406">
                <text:p>172406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205688">
                <text:p>1205688</text:p>
              </table:table-cell>
              <table:table-cell office:value-type="float" office:value="921952">
                <text:p>921952</text:p>
              </table:table-cell>
              <table:table-cell office:value-type="float" office:value="581920">
                <text:p>581920</text:p>
              </table:table-cell>
              <table:table-cell office:value-type="float" office:value="396439">
                <text:p>396439</text:p>
              </table:table-cell>
              <table:table-cell office:value-type="float" office:value="173284">
                <text:p>173284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219206">
                <text:p>1219206</text:p>
              </table:table-cell>
              <table:table-cell office:value-type="float" office:value="925060">
                <text:p>925060</text:p>
              </table:table-cell>
              <table:table-cell office:value-type="float" office:value="587904">
                <text:p>587904</text:p>
              </table:table-cell>
              <table:table-cell office:value-type="float" office:value="400002">
                <text:p>400002</text:p>
              </table:table-cell>
              <table:table-cell office:value-type="float" office:value="172290">
                <text:p>17229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218424">
                <text:p>1218424</text:p>
              </table:table-cell>
              <table:table-cell office:value-type="float" office:value="929113">
                <text:p>929113</text:p>
              </table:table-cell>
              <table:table-cell office:value-type="float" office:value="585602">
                <text:p>585602</text:p>
              </table:table-cell>
              <table:table-cell office:value-type="float" office:value="400484">
                <text:p>400484</text:p>
              </table:table-cell>
              <table:table-cell office:value-type="float" office:value="169133">
                <text:p>169133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213598">
                <text:p>1213598</text:p>
              </table:table-cell>
              <table:table-cell office:value-type="float" office:value="918523">
                <text:p>918523</text:p>
              </table:table-cell>
              <table:table-cell office:value-type="float" office:value="580141">
                <text:p>580141</text:p>
              </table:table-cell>
              <table:table-cell office:value-type="float" office:value="398043">
                <text:p>398043</text:p>
              </table:table-cell>
              <table:table-cell office:value-type="float" office:value="167363">
                <text:p>167363</text:p>
              </table:table-cell>
              <table:table-cell office:value-type="float" office:value="3302">
                <text:p>33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